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1b9b2e" officeooo:paragraph-rsid="001b9b2e"/>
    </style:style>
    <style:style style:name="P2" style:family="paragraph" style:parent-style-name="Standard">
      <style:text-properties officeooo:rsid="001b9b2e" officeooo:paragraph-rsid="001b9b2e"/>
    </style:style>
    <style:style style:name="P3" style:family="paragraph" style:parent-style-name="Standard">
      <style:text-properties officeooo:rsid="001b9b2e" officeooo:paragraph-rsid="001feb43"/>
    </style:style>
    <style:style style:name="P4" style:family="paragraph" style:parent-style-name="Standard">
      <style:text-properties officeooo:rsid="001fb0a3" officeooo:paragraph-rsid="00276b2b"/>
    </style:style>
    <style:style style:name="P5" style:family="paragraph" style:parent-style-name="Standard">
      <style:text-properties officeooo:rsid="002395f3" officeooo:paragraph-rsid="002395f3"/>
    </style:style>
    <style:style style:name="P6" style:family="paragraph" style:parent-style-name="Standard">
      <style:text-properties officeooo:rsid="00276b2b" officeooo:paragraph-rsid="00276b2b"/>
    </style:style>
    <style:style style:name="T1" style:family="text">
      <style:text-properties fo:font-variant="normal" fo:text-transform="none" style:font-name="serif" fo:font-size="15.75pt" fo:letter-spacing="normal" fo:font-style="normal" fo:font-weight="normal"/>
    </style:style>
    <style:style style:name="T2" style:family="text">
      <style:text-properties fo:font-variant="normal" fo:text-transform="none" style:font-name="serif" fo:font-size="15.75pt" fo:letter-spacing="normal" fo:font-style="normal" fo:font-weight="normal" officeooo:rsid="001b9b2e"/>
    </style:style>
    <style:style style:name="T3" style:family="text">
      <style:text-properties officeooo:rsid="001feb43"/>
    </style:style>
    <style:style style:name="T4" style:family="text">
      <style:text-properties officeooo:rsid="0021282b"/>
    </style:style>
    <style:style style:name="T5" style:family="text">
      <style:text-properties officeooo:rsid="0021dfa3"/>
    </style:style>
    <style:style style:name="T6" style:family="text">
      <style:text-properties officeooo:rsid="00222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ojeto </text:span><text:span text:style-name="T2">Gestão de Inscrições nas UFCDS do IEFP Leiria </text:span></text:p>
      <text:p text:style-name="P1"><text:span text:style-name="T1">Levantamento de Requisitos Funcionais e Não Funcionais</text:span> </text:p>
      <text:p text:style-name="P6">Formanda: Samanta Uchoa Bordallo</text:p>
      <text:p text:style-name="P1"/>
      <text:p text:style-name="P1">REQUISITOS FUNCIONAIS:</text:p>
      <text:p text:style-name="P1"/>
      <text:p text:style-name="P3">RF01- <text:s/><text:span text:style-name="T3">O sistema deve “controlar” as UFCDS.</text:span></text:p>
      <text:p text:style-name="P3">RF02- <text:s/><text:span text:style-name="T3">O sistema deve “controlar” os formandos.</text:span></text:p>
      <text:p text:style-name="P3">RF03- <text:s/><text:span text:style-name="T3">O sistema deve “controlar” os formadores.</text:span></text:p>
      <text:p text:style-name="P1">RF04- <text:span text:style-name="T3">O sistema deve permitir <text:s/>a inserção, edição e eliminação das diversas “entidades” por parte do utilizador.</text:span></text:p>
      <text:p text:style-name="P1">RF05- <text:span text:style-name="T3">O sistema deve permitir associar um formador a uma </text:span><text:span text:style-name="T4">Turma, assim como os formandos a todos as turmas que está inscrito.</text:span></text:p>
      <text:p text:style-name="P1">RF06- <text:span text:style-name="T4">O sistema deve “controlar” as Turmas.</text:span></text:p>
      <text:p text:style-name="P1"><text:span text:style-name="T5">RF07- O sistema deve permitir </text:span>navegar pelas diversas “entidades” do mesmo. <text:s/>(Por exemplo: 1 – UFCDs, 2- Formandos, 3- Formadores, 4- Turmas, 5 – Sair) </text:p>
      <text:p text:style-name="P1"/>
      <text:p text:style-name="P1">REQUISITOS NÃO-FUNCIONAIS:</text:p>
      <text:p text:style-name="P1"/>
      <text:p text:style-name="P1">RNF01- <text:span text:style-name="T4">Um formando pode estar em várias turmas.</text:span></text:p>
      <text:p text:style-name="P1">RNF02- <text:span text:style-name="T4">Não deve alocar um formador ou um formando para turmas no mesmo horário, caso haja turmas no mesmo horário.</text:span></text:p>
      <text:p text:style-name="P1">RNF03- <text:span text:style-name="T5">O sistema precisa armazenar as informações e ser capaz de criar um relatório listando as informações </text:span><text:span text:style-name="T6">d</text:span><text:span text:style-name="T5">os participantes da turma bem como toda a informação relativa à mesma.</text:span></text:p>
      <text:p text:style-name="P1">RNF04- <text:span text:style-name="T6">Capacidade máxima da turma é de 20 formandos.</text:span></text:p>
      <text:p text:style-name="P1"/>
      <text:p text:style-name="P1"/>
      <text:p text:style-name="P5">ESPECIFICAÇÕES TÉCNICAS:</text:p>
      <text:p text:style-name="P5"/>
      <text:p text:style-name="P5">ET01: Linguagem de Programação: C (C++ ou C#) </text:p>
      <text:p text:style-name="P5">ET02: Armazenamento de Dados: Utilizar arquivos para armazenar informações das entidades (UFCDs, Formandos, Formadores, Turmas). </text:p>
      <text:p text:style-name="P5">ET03: Interface do Usuário: Implementar um menu inicial para navegar pelas diferentes entidades do sistema.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4T10:18:33.551000000</meta:creation-date>
    <dc:date>2023-09-15T15:34:46.660000000</dc:date>
    <meta:editing-duration>PT22M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0" meta:word-count="220" meta:character-count="1456" meta:non-whitespace-character-count="1243"/>
  </office:meta>
</office:document-meta>
</file>